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doop@admin1-HP-280-G4-MT-Business-PC:~$ mongod --version</text:p>
      <text:p text:style-name="Standard">db version v5.0.1</text:p>
      <text:p text:style-name="Standard">Build Info: {</text:p>
      <text:p text:style-name="Standard"><text:s text:c="4"/>"version": "5.0.1",</text:p>
      <text:p text:style-name="Standard"><text:s text:c="4"/>"gitVersion": "318fd9cabc59dc9651f3189b622af6e06ab6cd33",</text:p>
      <text:p text:style-name="Standard"><text:s text:c="4"/>"openSSLVersion": "OpenSSL 1.1.1f <text:s/>31 Mar 2020",</text:p>
      <text:p text:style-name="Standard"><text:s text:c="4"/>"modules": [],</text:p>
      <text:p text:style-name="Standard"><text:s text:c="4"/>"allocator": "tcmalloc",</text:p>
      <text:p text:style-name="Standard"><text:s text:c="4"/>"environment": {</text:p>
      <text:p text:style-name="Standard"><text:s text:c="8"/>"distmod": "ubuntu2004",</text:p>
      <text:p text:style-name="Standard"><text:s text:c="8"/>"distarch": "x86_64",</text:p>
      <text:p text:style-name="Standard"><text:s text:c="8"/>"target_arch": "x86_64"</text:p>
      <text:p text:style-name="Standard"><text:s text:c="4"/>}</text:p>
      <text:p text:style-name="Standard">}</text:p>
      <text:p text:style-name="Standard">hdoop@admin1-HP-280-G4-MT-Business-PC:~$ use db</text:p>
      <text:p text:style-name="Standard"/>
      <text:p text:style-name="Standard">Command 'use' not found, did you mean:</text:p>
      <text:p text:style-name="Standard"/>
      <text:p text:style-name="Standard"><text:s text:c="2"/>command 'fuse' from deb fuse-emulator-gtk (1.5.7+dfsg1-3)</text:p>
      <text:p text:style-name="Standard"><text:s text:c="2"/>command 'fuse' from deb fuse-emulator-sdl (1.5.7+dfsg1-3)</text:p>
      <text:p text:style-name="Standard"><text:s text:c="2"/>command 'ase' from deb ase (3.19.0-1)</text:p>
      <text:p text:style-name="Standard"><text:s text:c="2"/>command 'nse' from deb ns2 (2.35+dfsg-3build1)</text:p>
      <text:p text:style-name="Standard"><text:s text:c="2"/>command 'muse' from deb muse (3.0.2+ds1-2build1)</text:p>
      <text:p text:style-name="Standard"/>
      <text:p text:style-name="Standard">Try: sudo apt install &lt;deb name&gt;</text:p>
      <text:p text:style-name="Standard"/>
      <text:p text:style-name="Standard">hdoop@admin1-HP-280-G4-MT-Business-PC:~$ sudo service mongod start</text:p>
      <text:p text:style-name="Standard">[sudo] password for hdoop: </text:p>
      <text:p text:style-name="Standard">hdoop@admin1-HP-280-G4-MT-Business-PC:~$ mongo</text:p>
      <text:p text:style-name="Standard">MongoDB shell version v5.0.1</text:p>
      <text:p text:style-name="Standard">connecting to: mongodb://127.0.0.1:27017/?compressors=disabled&amp;gssapiServiceName=mongodb</text:p>
      <text:p text:style-name="Standard">Implicit session: session { "id" : UUID("3dc01cda-b330-4e19-8b28-5abfdc73c1c2") }</text:p>
      <text:p text:style-name="Standard">MongoDB server version: 5.0.1</text:p>
      <text:p text:style-name="Standard">================</text:p>
      <text:p text:style-name="Standard">Warning: the "mongo" shell has been superseded by "mongosh",</text:p>
      <text:p text:style-name="Standard">which delivers improved usability and compatibility.The "mongo" shell has been deprecated and will be removed in</text:p>
      <text:p text:style-name="Standard">an upcoming release.</text:p>
      <text:p text:style-name="Standard">We recommend you begin using "mongosh".</text:p>
      <text:p text:style-name="Standard">For installation instructions, see</text:p>
      <text:p text:style-name="Standard">https://docs.mongodb.com/mongodb-shell/install/</text:p>
      <text:p text:style-name="Standard">================</text:p>
      <text:p text:style-name="Standard">---</text:p>
      <text:p text:style-name="Standard">The server generated these startup warnings when booting: </text:p>
      <text:p text:style-name="Standard"><text:s text:c="8"/>2022-04-01T13:35:07.215+05:30: Using the XFS filesystem is strongly recommended with the WiredTiger storage engine. See http://dochub.mongodb.org/core/prodnotes-filesystem</text:p>
      <text:p text:style-name="Standard"><text:s text:c="8"/>2022-04-01T13:35:09.214+05:30: Access control is not enabled for the database. Read and write access to data and configuration is unrestricted</text:p>
      <text:p text:style-name="Standard">---</text:p>
      <text:p text:style-name="Standard">---</text:p>
      <text:p text:style-name="Standard"><text:s text:c="8"/>Enable MongoDB's free cloud-based monitoring service, which will then receive and display</text:p>
      <text:p text:style-name="Standard"><text:s text:c="8"/>metrics about your deployment (disk utilization, CPU, operation statistics, etc).</text:p>
      <text:p text:style-name="Standard"><text:soft-page-break/></text:p>
      <text:p text:style-name="Standard"><text:s text:c="8"/>The monitoring data will be available on a MongoDB website with a unique URL accessible to you</text:p>
      <text:p text:style-name="Standard"><text:s text:c="8"/>and anyone you share the URL with. MongoDB may use this information to make product</text:p>
      <text:p text:style-name="Standard"><text:s text:c="8"/>improvements and to suggest MongoDB products and deployment options to you.</text:p>
      <text:p text:style-name="Standard"/>
      <text:p text:style-name="Standard"><text:s text:c="8"/>To enable free monitoring, run the following command: db.enableFreeMonitoring()</text:p>
      <text:p text:style-name="Standard"><text:s text:c="8"/>To permanently disable this reminder, run the following command: db.disableFreeMonitoring()</text:p>
      <text:p text:style-name="Standard">---</text:p>
      <text:p text:style-name="Standard">&gt; show dbs</text:p>
      <text:p text:style-name="Standard">admin <text:s text:c="2"/>0.000GB</text:p>
      <text:p text:style-name="Standard">config <text:s/>0.000GB</text:p>
      <text:p text:style-name="Standard">is189 <text:s text:c="2"/>0.000GB</text:p>
      <text:p text:style-name="Standard">local <text:s text:c="2"/>0.000GB</text:p>
      <text:p text:style-name="Standard">nmit <text:s text:c="3"/>0.000GB</text:p>
      <text:p text:style-name="Standard">&gt; use is189</text:p>
      <text:p text:style-name="Standard">switched to db is189</text:p>
      <text:p text:style-name="Standard">&gt; show collections</text:p>
      <text:p text:style-name="Standard">table1</text:p>
      <text:p text:style-name="Standard">&gt; db.table1.insertMany([{</text:p>
      <text:p text:style-name="Standard">... name : 'vishal',age : 20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bd1c5a029e9f1504e9fd")</text:p>
      <text:p text:style-name="Standard"><text:tab/>]</text:p>
      <text:p text:style-name="Standard">}</text:p>
      <text:p text:style-name="Standard">&gt; db.table1.insertMany([{ name : 'kumar',age : 25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be325a029e9f1504e9fe")</text:p>
      <text:p text:style-name="Standard"><text:tab/>]</text:p>
      <text:p text:style-name="Standard">}</text:p>
      <text:p text:style-name="Standard">&gt; select * from table1</text:p>
      <text:p text:style-name="Standard">uncaught exception: SyntaxError: unexpected token: identifier :</text:p>
      <text:p text:style-name="Standard">@(shell):1:14</text:p>
      <text:p text:style-name="Standard">&gt; db.table1.insertMany([{ name : 'abcde',age : 22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be555a029e9f1504e9ff")</text:p>
      <text:p text:style-name="Standard"><text:tab/>]</text:p>
      <text:p text:style-name="Standard">}</text:p>
      <text:p text:style-name="Standard">&gt; db.table1.insertOne([{ name : 'abcde',age : 22}])</text:p>
      <text:p text:style-name="Standard">uncaught exception: Error: operation passed in cannot be an Array :</text:p>
      <text:p text:style-name="Standard">addToOperationsList@src/mongo/shell/bulk_api.js:612:23</text:p>
      <text:p text:style-name="Standard">Bulk/this.insert@src/mongo/shell/bulk_api.js:658:20</text:p>
      <text:p text:style-name="Standard">DBCollection.prototype.insertOne@src/mongo/shell/crud_api.js:260:5</text:p>
      <text:p text:style-name="Standard">@(shell):1:1</text:p>
      <text:p text:style-name="Standard">&gt; db.table1.insertone([{ name : 'abcde',age : 22}])</text:p>
      <text:p text:style-name="Standard">uncaught exception: TypeError: db.table1.insertone is not a function :</text:p>
      <text:p text:style-name="Standard"><text:soft-page-break/>@(shell):1:1</text:p>
      <text:p text:style-name="Standard">&gt; db.table1.insertone({ name : 'abcde',age : 22})</text:p>
      <text:p text:style-name="Standard">uncaught exception: TypeError: db.table1.insertone is not a function :</text:p>
      <text:p text:style-name="Standard">@(shell):1:1</text:p>
      <text:p text:style-name="Standard">&gt; db.table1.insertone({ name : 'xyz',age : 22})</text:p>
      <text:p text:style-name="Standard">uncaught exception: TypeError: db.table1.insertone is not a function :</text:p>
      <text:p text:style-name="Standard">@(shell):1:1</text:p>
      <text:p text:style-name="Standard">&gt; db.table1.insertOne({ name : "rajesh",age :19})</text:p>
      <text:p text:style-name="Standard">{</text:p>
      <text:p text:style-name="Standard"><text:tab/>"acknowledged" : true,</text:p>
      <text:p text:style-name="Standard"><text:tab/>"insertedId" : ObjectId("6246bfe55a029e9f1504ea00")</text:p>
      <text:p text:style-name="Standard">}</text:p>
      <text:p text:style-name="Standard">&gt; db.table1.find()</text:p>
      <text:p text:style-name="Standard">{ "_id" : ObjectId("6246bd1c5a029e9f1504e9fd"), "name" : "vishal", "age" : 20 }</text:p>
      <text:p text:style-name="Standard">{ "_id" : ObjectId("6246be325a029e9f1504e9fe"), "name" : "kumar", "age" : 25 }</text:p>
      <text:p text:style-name="Standard">{ "_id" : ObjectId("6246be555a029e9f1504e9ff"), "name" : "abcde", "age" : 22 }</text:p>
      <text:p text:style-name="Standard">{ "_id" : ObjectId("6246bfe55a029e9f1504ea00"), "name" : "rajesh", "age" : 19 }</text:p>
      <text:p text:style-name="Standard">&gt; db.table1.updateOne({name : "vishal"},{$set : { age : 10}{$currentDate : las db.table1.updateOne({name : "vishal"},{$set : { age : 10}{$currentDate :{ lastUpdated:true}}})</text:p>
      <text:p text:style-name="Standard">uncaught exception: SyntaxError: missing } after property list :</text:p>
      <text:p text:style-name="Standard">@(shell):1:57</text:p>
      <text:p text:style-name="Standard">&gt; db.table1.updateOne({name : "vishal"},{$set : { age : 10}})</text:p>
      <text:p text:style-name="Standard">{ "acknowledged" : true, "matchedCount" : 1, "modifiedCount" : 1 }</text:p>
      <text:p text:style-name="Standard">&gt; db.table1.find()</text:p>
      <text:p text:style-name="Standard">{ "_id" : ObjectId("6246bd1c5a029e9f1504e9fd"), "name" : "vishal", "age" : 10 }</text:p>
      <text:p text:style-name="Standard">{ "_id" : ObjectId("6246be325a029e9f1504e9fe"), "name" : "kumar", "age" : 25 }</text:p>
      <text:p text:style-name="Standard">{ "_id" : ObjectId("6246be555a029e9f1504e9ff"), "name" : "abcde", "age" : 22 }</text:p>
      <text:p text:style-name="Standard">{ "_id" : ObjectId("6246bfe55a029e9f1504ea00"), "name" : "rajesh", "age" : 19 }</text:p>
      <text:p text:style-name="Standard">&gt; db.table1.replaceOne({name : "abcde"},{name :"vishal" , age : 20})</text:p>
      <text:p text:style-name="Standard">{ "acknowledged" : true, "matchedCount" : 1, "modifiedCount" : 1 }</text:p>
      <text:p text:style-name="Standard">&gt; db.table1.find()</text:p>
      <text:p text:style-name="Standard">{ "_id" : ObjectId("6246bd1c5a029e9f1504e9fd"), "name" : "vishal", "age" : 10 }</text:p>
      <text:p text:style-name="Standard">{ "_id" : ObjectId("6246be325a029e9f1504e9fe"), "name" : "kumar", "age" : 25 }</text:p>
      <text:p text:style-name="Standard">{ "_id" : ObjectId("6246be555a029e9f1504e9ff"), "name" : "vishal", "age" : 20 }</text:p>
      <text:p text:style-name="Standard">{ "_id" : ObjectId("6246bfe55a029e9f1504ea00"), "name" : "rajesh", "age" : 19 }</text:p>
      <text:p text:style-name="Standard">&gt; db.table1.updateMany({name : "vishal"},{$set : { name : "vishalkr",age : 20}})</text:p>
      <text:p text:style-name="Standard">{ "acknowledged" : true, "matchedCount" : 2, "modifiedCount" : 2 }</text:p>
      <text:p text:style-name="Standard">&gt; db.table1.find()</text:p>
      <text:p text:style-name="Standard">{ "_id" : ObjectId("6246bd1c5a029e9f1504e9fd"), "name" : "vishalkr", "age" : 20 }</text:p>
      <text:p text:style-name="Standard">{ "_id" : ObjectId("6246be325a029e9f1504e9fe"), "name" : "kumar", "age" : 25 }</text:p>
      <text:p text:style-name="Standard">{ "_id" : ObjectId("6246be555a029e9f1504e9ff"), "name" : "vishalkr", "age" : 20 }</text:p>
      <text:p text:style-name="Standard">{ "_id" : ObjectId("6246bfe55a029e9f1504ea00"), "name" : "rajesh", "age" : 19 }</text:p>
      <text:p text:style-name="Standard">&gt; db.table1.deleteOne({name : "rajesh"})</text:p>
      <text:p text:style-name="Standard">{ "acknowledged" : true, "deletedCount" : 1 }</text:p>
      <text:p text:style-name="Standard">&gt; db.table1.find()</text:p>
      <text:p text:style-name="Standard">{ "_id" : ObjectId("6246bd1c5a029e9f1504e9fd"), "name" : "vishalkr", "age" : 20 }</text:p>
      <text:p text:style-name="Standard">{ "_id" : ObjectId("6246be325a029e9f1504e9fe"), "name" : "kumar", "age" : 25 }</text:p>
      <text:p text:style-name="Standard">{ "_id" : ObjectId("6246be555a029e9f1504e9ff"), "name" : "vishalkr", "age" : 20 }</text:p>
      <text:p text:style-name="Standard">&gt; db.table1.deleteMany({name : "vishalkr"})</text:p>
      <text:p text:style-name="Standard">{ "acknowledged" : true, "deletedCount" : 2 }</text:p>
      <text:p text:style-name="Standard">&gt; db.table1.find()</text:p>
      <text:p text:style-name="Standard">{ "_id" : ObjectId("6246be325a029e9f1504e9fe"), "name" : "kumar", "age" : 25 }</text:p>
      <text:p text:style-name="Standard"><text:soft-page-break/>&gt; db.table1.drop()</text:p>
      <text:p text:style-name="Standard">true</text:p>
      <text:p text:style-name="Standard">&gt; show collections</text:p>
      <text:p text:style-name="Standard">&gt; db.dropis189</text:p>
      <text:p text:style-name="Standard">is189.dropis189</text:p>
      <text:p text:style-name="Standard">&gt; use is189</text:p>
      <text:p text:style-name="Standard">switched to db is189</text:p>
      <text:p text:style-name="Standard">&gt; db.createCollection(name,age,result)</text:p>
      <text:p text:style-name="Standard">uncaught exception: ReferenceError: name is not defined :</text:p>
      <text:p text:style-name="Standard">@(shell):1:1</text:p>
      <text:p text:style-name="Standard">&gt; db.createCollection("name","age","result")</text:p>
      <text:p text:style-name="Standard">{</text:p>
      <text:p text:style-name="Standard"><text:tab/>"ok" : 0,</text:p>
      <text:p text:style-name="Standard"><text:tab/>"errmsg" : "no such command: '0'",</text:p>
      <text:p text:style-name="Standard"><text:tab/>"code" : 59,</text:p>
      <text:p text:style-name="Standard"><text:tab/>"codeName" : "CommandNotFound"</text:p>
      <text:p text:style-name="Standard">}</text:p>
      <text:p text:style-name="Standard">&gt; show collections</text:p>
      <text:p text:style-name="Standard">&gt; use is189</text:p>
      <text:p text:style-name="Standard">switched to db is189</text:p>
      <text:p text:style-name="Standard">&gt; db.createCollection("name","age","result")</text:p>
      <text:p text:style-name="Standard">{</text:p>
      <text:p text:style-name="Standard"><text:tab/>"ok" : 0,</text:p>
      <text:p text:style-name="Standard"><text:tab/>"errmsg" : "no such command: '0'",</text:p>
      <text:p text:style-name="Standard"><text:tab/>"code" : 59,</text:p>
      <text:p text:style-name="Standard"><text:tab/>"codeName" : "CommandNotFound"</text:p>
      <text:p text:style-name="Standard">}</text:p>
      <text:p text:style-name="Standard">&gt; show collections</text:p>
      <text:p text:style-name="Standard">&gt; </text:p>
      <text:p text:style-name="Standard">&gt; db.createCollection(name : &lt;string&gt; , age : &lt;number&gt; , result : &lt;boolean&gt;)</text:p>
      <text:p text:style-name="Standard"/>
      <text:p text:style-name="Standard">uncaught exception: SyntaxError: missing ) after argument list :</text:p>
      <text:p text:style-name="Standard">@(shell):1:25</text:p>
      <text:p text:style-name="Standard">&gt; db.createCollection(name : &lt;string&gt; , age : &lt;number&gt; )</text:p>
      <text:p text:style-name="Standard">uncaught exception: SyntaxError: missing ) after argument list :</text:p>
      <text:p text:style-name="Standard">@(shell):1:25</text:p>
      <text:p text:style-name="Standard">&gt; db.createCollection("name")</text:p>
      <text:p text:style-name="Standard">{ "ok" : 1 }</text:p>
      <text:p text:style-name="Standard">&gt; show collections</text:p>
      <text:p text:style-name="Standard">name</text:p>
      <text:p text:style-name="Standard">&gt; db.name.insertMany([{name :"vishal",age:10,result:1},{name:"rajesh",age:20,result:0}]); 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c8a65a029e9f1504ea01"),</text:p>
      <text:p text:style-name="Standard"><text:tab/><text:tab/>ObjectId("6246c8a65a029e9f1504ea02")</text:p>
      <text:p text:style-name="Standard"><text:tab/>]</text:p>
      <text:p text:style-name="Standard">}</text:p>
      <text:p text:style-name="Standard">&gt; db.name.find()</text:p>
      <text:p text:style-name="Standard">{ "_id" : ObjectId("6246c8a65a029e9f1504ea01"), "name" : "vishal", "age" : 10, "result" : 1 }</text:p>
      <text:p text:style-name="Standard">{ "_id" : ObjectId("6246c8a65a029e9f1504ea02"), "name" : "rajesh", "age" : 20, "result" : 0 }</text:p>
      <text:p text:style-name="Standard">&gt; ^C</text:p>
      <text:p text:style-name="Standard"><text:soft-page-break/>by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28:31.602887335</meta:creation-date>
    <dc:date>2022-04-01T15:29:19.353785061</dc:date>
    <meta:editing-duration>PT48S</meta:editing-duration>
    <meta:editing-cycles>1</meta:editing-cycles>
    <meta:document-statistic meta:table-count="0" meta:image-count="0" meta:object-count="0" meta:page-count="5" meta:paragraph-count="197" meta:word-count="984" meta:character-count="7816" meta:non-whitespace-character-count="6849"/>
    <meta:generator>LibreOffice/6.4.7.2$Linux_X86_64 LibreOffice_project/40$Build-2</meta:generator>
  </office:meta>
</office:document-meta>
</file>